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fo:background-color="transparent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fo:background-color="#ffffff" style:font-size-asian="10.5pt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fo:background-color="#ffffff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fo:background-color="#00ff00" style:font-weight-asian="normal" style:font-weight-complex="normal"/>
    </style:style>
    <style:style style:name="P11" style:family="paragraph" style:parent-style-name="Standard" style:list-style-name="L1">
      <style:text-properties fo:background-color="transparent"/>
    </style:style>
    <style:style style:name="P12" style:family="paragraph" style:parent-style-name="Standard" style:list-style-name="L1">
      <style:text-properties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00ff00" style:font-weight-asian="normal" style:font-weight-complex="normal" loext:char-shading-value="0"/>
    </style:style>
    <style:style style:name="T3" style:family="text">
      <style:text-properties style:text-underline-style="none" fo:font-weight="normal" fo:background-color="#00ff00" style:font-size-asian="10.5pt" style:font-weight-asian="normal" style:font-weight-complex="normal" loext:char-shading-value="0"/>
    </style:style>
    <style:style style:name="T4" style:family="text">
      <style:text-properties style:text-underline-style="none" fo:font-weight="normal" fo:background-color="#00ff00" style:font-size-asian="10.5pt" style:font-weight-asian="normal" style:font-weight-complex="normal" loext:char-shading-value="0"/>
    </style:style>
    <style:style style:name="T5" style:family="text">
      <style:text-properties style:text-underline-style="none" fo:font-weight="normal" fo:background-color="#00ff00" style:font-size-asian="10.5pt" style:font-weight-asian="normal" style:font-weight-complex="normal" loext:char-shading-value="0"/>
    </style:style>
    <style:style style:name="T6" style:family="text">
      <style:text-properties style:text-underline-style="none" fo:font-weight="normal" style:font-size-asian="10.5pt" style:font-weight-asian="normal" style:font-weight-complex="normal"/>
    </style:style>
    <style:style style:name="T7" style:family="text">
      <style:text-properties style:text-underline-style="none" fo:font-weight="normal" fo:background-color="#ffffff" style:font-weight-asian="normal" style:font-weight-complex="normal" loext:char-shading-value="0"/>
    </style:style>
    <style:style style:name="T8" style:family="text">
      <style:text-properties fo:background-color="#00ff00" loext:char-shading-value="0"/>
    </style:style>
    <style:style style:name="T9" style:family="text">
      <style:text-properties fo:background-color="#00ff00" loext:char-shading-value="0"/>
    </style:style>
    <style:style style:name="T10" style:family="text">
      <style:text-properties fo:background-color="#00ff00" style:font-size-asian="10.5pt" loext:char-shading-value="0"/>
    </style:style>
    <style:style style:name="T11" style:family="text">
      <style:text-properties fo:background-color="#00ff00" loext:char-shading-value="0"/>
    </style:style>
    <style:style style:name="T12" style:family="text">
      <style:text-properties fo:background-color="#00ff00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fo:background-color="#ffffff" loext:char-shading-value="0"/>
    </style:style>
    <style:style style:name="T16" style:family="text">
      <style:text-properties loext:char-shading-value="0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1"/>
      <text:list xml:id="list3606005715214082066" text:style-name="L1">
        <text:list-item>
          <text:p text:style-name="P4">Unitfunctions: </text:p>
          <text:list>
            <text:list-item>
              <text:p text:style-name="P3"><text:span text:style-name="T1">- </text:span><text:span text:style-name="T7">movement</text:span></text:p>
              <text:list>
                <text:list-item>
                  <text:p text:style-name="P7"><text:span text:style-name="T7">- </text:span><text:span text:style-name="T10">calculate reachable area</text:span></text:p>
                </text:list-item>
                <text:list-item>
                  <text:p text:style-name="P11"><text:span text:style-name="T1">- </text:span><text:span text:style-name="T3">draw arrow for movement</text:span></text:p>
                </text:list-item>
                <text:list-item>
                  <text:p text:style-name="P12"><text:span text:style-name="T6">- </text:span><text:span text:style-name="T6">animate movement to the destination</text:span></text:p>
                </text:list-item>
                <text:list-item>
                  <text:p text:style-name="P8">- interrupt the unit if trapped</text:p>
                </text:list-item>
                <text:list-item>
                  <text:p text:style-name="P8">- subtract fuel for way moved</text:p>
                </text:list-item>
              </text:list>
            </text:list-item>
            <text:list-item>
              <text:p text:style-name="P11"><text:span text:style-name="T1">- </text:span><text:span text:style-name="T1">fog of war</text:span></text:p>
              <text:list>
                <text:list-item>
                  <text:p text:style-name="P11"><text:span text:style-name="T1">- </text:span><text:span text:style-name="T2">calculate visibility for each unit of the active team</text:span></text:p>
                  <text:list>
                    <text:list-item>
                      <text:p text:style-name="P7">- expand vision for infantry on mountains</text:p>
                    </text:list-item>
                    <text:list-item>
                      <text:p text:style-name="P11"><text:span text:style-name="T1">- </text:span><text:span text:style-name="T2">properties always have visibility</text:span></text:p>
                    </text:list-item>
                  </text:list>
                </text:list-item>
                <text:list-item>
                  <text:p text:style-name="P11"><text:span text:style-name="T1">- trap </text:span><text:span text:style-name="T1">unit if it goes over an invisble tile where an enemy stands</text:span></text:p>
                </text:list-item>
              </text:list>
            </text:list-item>
            <text:list-item>
              <text:p text:style-name="P11"><text:span text:style-name="T1">- </text:span><text:span text:style-name="T1">battle</text:span></text:p>
              <text:list>
                <text:list-item>
                  <text:p text:style-name="P7">- <text:span text:style-name="T8">find attackable tiles, find attackable units</text:span></text:p>
                </text:list-item>
                <text:list-item>
                  <text:p text:style-name="P7">- <text:span text:style-name="T8">calculate damage</text:span><text:span text:style-name="T8">(based on the units, the tiles they stand on </text:span>and the CO) </text:p>
                </text:list-item>
                <text:list-item>
                  <text:p text:style-name="P7">- subtract ammo</text:p>
                </text:list-item>
                <text:list-item>
                  <text:p text:style-name="P7">- <text:span text:style-name="T8">check healt</text:span><text:span text:style-name="T8">h</text:span><text:span text:style-name="T8"> of the units </text:span><text:span text:style-name="T8">and destroy if below </text:span><text:span text:style-name="T8">0</text:span></text:p>
                </text:list-item>
                <text:list-item>
                  <text:p text:style-name="P10">win the game</text:p>
                </text:list-item>
              </text:list>
            </text:list-item>
            <text:list-item>
              <text:p text:style-name="P9">- unite with other units of the same type to combine lifepoints</text:p>
            </text:list-item>
            <text:list-item>
              <text:p text:style-name="P9">- create transport function for infantry/mech (APC, Tcopter, Lander)</text:p>
            </text:list-item>
            <text:list-item>
              <text:p text:style-name="P9">- align units so the face each othe while fighting</text:p>
            </text:list-item>
            <text:list-item>
              <text:p text:style-name="P9">- submarines are able to dive, they are invisible unless another unit is close by, they take up more fuel per round, they have less movement points</text:p>
            </text:list-item>
          </text:list>
        </text:list-item>
        <text:list-item>
          <text:p text:style-name="P9">Unittypes:</text:p>
          <text:list>
            <text:list-item>
              <text:p text:style-name="P12"><text:span text:style-name="T1">L</text:span><text:span text:style-name="T1">and:</text:span></text:p>
              <text:list>
                <text:list-item>
                  <text:p text:style-name="P12"><text:span text:style-name="T1">-</text:span><text:span text:style-name="T1"> </text:span><text:span text:style-name="T6">Anti-Air</text:span></text:p>
                  <text:list>
                    <text:list-item>
                      <text:p text:style-name="P12"><text:span text:style-name="T6">- </text:span><text:span text:style-name="T3">model</text:span><text:span text:style-name="T3">,</text:span><text:span text:style-name="T6"> </text:span><text:span text:style-name="T6">textures, </text:span><text:span text:style-name="T6">animations, sounds, thumbnail</text:span></text:p>
                    </text:list-item>
                  </text:list>
                </text:list-item>
                <text:list-item>
                  <text:p text:style-name="P12"><text:span text:style-name="T6">-</text:span><text:span text:style-name="T6"> APC</text:span></text:p>
                  <text:list>
                    <text:list-item>
                      <text:p text:style-name="P12"><text:span text:style-name="T6">- </text:span><text:span text:style-name="T3">model</text:span><text:span text:style-name="T3">,</text:span><text:span text:style-name="T6"> </text:span><text:span text:style-name="T6">textures, </text:span><text:span text:style-name="T6"><text:s/>animations, sounds, thumbnail</text:span></text:p>
                    </text:list-item>
                  </text:list>
                </text:list-item>
                <text:list-item>
                  <text:p text:style-name="P12"><text:span text:style-name="T6">-</text:span><text:span text:style-name="T1"> Tank</text:span></text:p>
                  <text:list>
                    <text:list-item>
                      <text:p text:style-name="P12"><text:span text:style-name="T6">- </text:span><text:span text:style-name="T3">model</text:span><text:span text:style-name="T3">,</text:span><text:span text:style-name="T6"> </text:span><text:span text:style-name="T6">textures, </text:span><text:span text:style-name="T6">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2"><text:span text:style-name="T1">- </text:span><text:span text:style-name="T1">MediumTank</text:span></text:p>
                  <text:list>
                    <text:list-item>
                      <text:p text:style-name="P12"><text:span text:style-name="T6">- </text:span><text:span text:style-name="T3">model</text:span><text:span text:style-name="T3">,</text:span><text:span text:style-name="T6"> </text:span><text:span text:style-name="T6">textures, </text:span><text:span text:style-name="T6"><text:s/>animations, sounds, thumbnail</text:span></text:p>
                    </text:list-item>
                  </text:list>
                </text:list-item>
                <text:list-item>
                  <text:p text:style-name="P12"><text:span text:style-name="T1">-</text:span><text:span text:style-name="T1"> </text:span><text:span text:style-name="T6">Artillery</text:span></text:p>
                  <text:list>
                    <text:list-item>
                      <text:p text:style-name="P12"><text:span text:style-name="T6">- </text:span><text:span text:style-name="T3">model</text:span><text:span text:style-name="T3">,</text:span><text:span text:style-name="T6"> </text:span><text:span text:style-name="T6">textures, </text:span><text:span text:style-name="T6">animations, sounds, thumbnail</text:span></text:p>
                    </text:list-item>
                  </text:list>
                </text:list-item>
                <text:list-item>
                  <text:p text:style-name="P12"><text:span text:style-name="T6">-</text:span><text:span text:style-name="T6"> Rocket</text:span></text:p>
                  <text:list>
                    <text:list-item>
                      <text:p text:style-name="P12"><text:span text:style-name="T6">- </text:span><text:span text:style-name="T3">model</text:span><text:span text:style-name="T3">,</text:span><text:span text:style-name="T6"> </text:span><text:span text:style-name="T6">textures, </text:span><text:span text:style-name="T6">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2"><text:span text:style-name="T6">-</text:span><text:span text:style-name="T6"> Missile</text:span></text:p>
                  <text:list>
                    <text:list-item>
                      <text:p text:style-name="P8">- graphics, animations, sounds, thumbnail</text:p>
                    </text:list-item>
                  </text:list>
                </text:list-item>
                <text:list-item>
                  <text:p text:style-name="P12"><text:span text:style-name="T6">-</text:span><text:span text:style-name="T1"> Megatank</text:span></text:p>
                  <text:list>
                    <text:list-item>
                      <text:p text:style-name="P12"><text:span text:style-name="T6">- </text:span><text:span text:style-name="T3">model</text:span><text:span text:style-name="T3">,</text:span><text:span text:style-name="T6"> </text:span><text:span text:style-name="T6">textures, </text:span><text:span text:style-name="T6"><text:s/>animations, sounds, thumbnail</text:span></text:p>
                    </text:list-item>
                  </text:list>
                </text:list-item>
                <text:list-item>
                  <text:p text:style-name="P12"><text:span text:style-name="T1">-</text:span><text:span text:style-name="T1"> </text:span><text:span text:style-name="T6">Recon</text:span></text:p>
                  <text:list>
                    <text:list-item>
                      <text:p text:style-name="P12"><text:span text:style-name="T6">- </text:span><text:span text:style-name="T3">model</text:span><text:span text:style-name="T3">,</text:span><text:span text:style-name="T6"> </text:span><text:span text:style-name="T6">textures, </text:span><text:span text:style-name="T6"><text:s/>animations, sounds, thumbnail</text:span></text:p>
                    </text:list-item>
                  </text:list>
                </text:list-item>
                <text:list-item>
                  <text:p text:style-name="P12"><text:span text:style-name="T6">-</text:span><text:span text:style-name="T1"> </text:span><text:span text:style-name="T6">Infantry</text:span></text:p>
                  <text:list>
                    <text:list-item>
                      <text:p text:style-name="P12"><text:span text:style-name="T6">- </text:span><text:span text:style-name="T3">model</text:span><text:span text:style-name="T3">,</text:span><text:span text:style-name="T6"> </text:span><text:span text:style-name="T6">textures, </text:span><text:span text:style-name="T6"><text:s/>animations, sounds, thumbnail</text:span></text:p>
                    </text:list-item>
                  </text:list>
                </text:list-item>
                <text:list-item>
                  <text:p text:style-name="P12"><text:span text:style-name="T6">-</text:span><text:span text:style-name="T1"> </text:span><text:span text:style-name="T6">Mech</text:span></text:p>
                  <text:list>
                    <text:list-item>
                      <text:p text:style-name="P12"><text:span text:style-name="T6">- </text:span><text:span text:style-name="T3">model</text:span><text:span text:style-name="T3">,</text:span><text:span text:style-name="T6"> </text:span><text:span text:style-name="T6">textures, </text:span><text:span text:style-name="T6"><text:s/>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6">A</text:span><text:span text:style-name="T6">ir:</text:span></text:p>
              <text:list>
                <text:list-item>
                  <text:p text:style-name="P12"><text:span text:style-name="T6">-</text:span><text:span text:style-name="T1"> T-Copter</text:span></text:p>
                  <text:list>
                    <text:list-item>
                      <text:p text:style-name="P12"><text:span text:style-name="T6">- </text:span><text:span text:style-name="T6">model</text:span><text:span text:style-name="T6">, </text:span><text:span text:style-name="T6">textures, </text:span><text:span text:style-name="T6"><text:s/>animations, sounds, thumbnail</text:span></text:p>
                    </text:list-item>
                  </text:list>
                </text:list-item>
                <text:list-item>
                  <text:p text:style-name="P12"><text:soft-page-break/><text:span text:style-name="T1">-</text:span><text:span text:style-name="T1"> B-Copter</text:span></text:p>
                  <text:list>
                    <text:list-item>
                      <text:p text:style-name="P12"><text:span text:style-name="T6">- </text:span><text:span text:style-name="T6">model</text:span><text:span text:style-name="T6">, </text:span><text:span text:style-name="T6">textures,</text:span><text:span text:style-name="T6"> animations, sounds, thumbnail</text:span></text:p>
                    </text:list-item>
                  </text:list>
                </text:list-item>
                <text:list-item>
                  <text:p text:style-name="P12"><text:span text:style-name="T1">-</text:span><text:span text:style-name="T1"> Bomber</text:span></text:p>
                  <text:list>
                    <text:list-item>
                      <text:p text:style-name="P12"><text:span text:style-name="T6">- </text:span><text:span text:style-name="T6">model</text:span><text:span text:style-name="T6">, </text:span><text:span text:style-name="T6">textures,</text:span><text:span text:style-name="T6"> animations, sounds, thumbnail</text:span></text:p>
                    </text:list-item>
                  </text:list>
                </text:list-item>
                <text:list-item>
                  <text:p text:style-name="P12"><text:span text:style-name="T1">-</text:span><text:span text:style-name="T1"> Fighter</text:span></text:p>
                  <text:list>
                    <text:list-item>
                      <text:p text:style-name="P12"><text:span text:style-name="T6">- </text:span><text:span text:style-name="T6">model</text:span><text:span text:style-name="T6">, </text:span><text:span text:style-name="T6">textures,</text:span><text:span text:style-name="T6"> 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1">S</text:span><text:span text:style-name="T1">ea:</text:span></text:p>
              <text:list>
                <text:list-item>
                  <text:p text:style-name="P12"><text:span text:style-name="T1">-</text:span><text:span text:style-name="T1"> Lander</text:span></text:p>
                  <text:list>
                    <text:list-item>
                      <text:p text:style-name="P12"><text:span text:style-name="T6">- </text:span><text:span text:style-name="T6">model</text:span><text:span text:style-name="T6">, </text:span><text:span text:style-name="T6">textures,</text:span><text:span text:style-name="T6"> animations, sounds, thumbnail</text:span></text:p>
                    </text:list-item>
                  </text:list>
                </text:list-item>
                <text:list-item>
                  <text:p text:style-name="P12"><text:span text:style-name="T1">-</text:span><text:span text:style-name="T1"> Battleship</text:span></text:p>
                  <text:list>
                    <text:list-item>
                      <text:p text:style-name="P12"><text:span text:style-name="T6">- </text:span><text:span text:style-name="T6">model</text:span><text:span text:style-name="T6">, </text:span><text:span text:style-name="T6">textures,</text:span><text:span text:style-name="T6"> animations, sounds, thumbnail</text:span></text:p>
                    </text:list-item>
                  </text:list>
                </text:list-item>
                <text:list-item>
                  <text:p text:style-name="P12"><text:span text:style-name="T1">- </text:span><text:span text:style-name="T1">Cruiser:</text:span></text:p>
                  <text:list>
                    <text:list-item>
                      <text:p text:style-name="P12"><text:span text:style-name="T6">- </text:span><text:span text:style-name="T6">model</text:span><text:span text:style-name="T6">, </text:span><text:span text:style-name="T6">textures,</text:span><text:span text:style-name="T6"> animations, sounds, thumbnail</text:span></text:p>
                    </text:list-item>
                  </text:list>
                </text:list-item>
                <text:list-item>
                  <text:p text:style-name="P12"><text:span text:style-name="T1">- </text:span><text:span text:style-name="T1">Sub</text:span></text:p>
                  <text:list>
                    <text:list-item>
                      <text:p text:style-name="P12"><text:span text:style-name="T6">- </text:span><text:span text:style-name="T6">model</text:span><text:span text:style-name="T6">, </text:span><text:span text:style-name="T6">textures,</text:span><text:span text:style-name="T6"> animations, sounds, thumbnai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Tilefunctions:</text:p>
          <text:list>
            <text:list-item>
              <text:p text:style-name="P4">- Occupy: infantry/mech unit can take over neutral/enemy properties</text:p>
              <text:list>
                <text:list-item>
                  <text:p text:style-name="P4">- win the game if property is HQ!</text:p>
                </text:list-item>
              </text:list>
            </text:list-item>
            <text:list-item>
              <text:p text:style-name="P4">- Show info:</text:p>
            </text:list-item>
            <text:list-item>
              <text:p text:style-name="P4">- if the weather changes the movement cost of the tiles change as well</text:p>
            </text:list-item>
          </text:list>
        </text:list-item>
        <text:list-item>
          <text:p text:style-name="P4">Tiletypes:</text:p>
          <text:list>
            <text:list-item>
              <text:p text:style-name="P4">-<text:span text:style-name="T14"> plain</text:span></text:p>
            </text:list-item>
            <text:list-item>
              <text:p text:style-name="P9">- forest(edges, corners, variations)</text:p>
            </text:list-item>
            <text:list-item>
              <text:p text:style-name="P9">- road/bridge(straight, crossing, turns, land to water)</text:p>
            </text:list-item>
            <text:list-item>
              <text:p text:style-name="P9">- mountain(variations)</text:p>
            </text:list-item>
            <text:list-item>
              <text:p text:style-name="P9">- river (crossing, turns, straight)</text:p>
            </text:list-item>
            <text:list-item>
              <text:p text:style-name="P9">- shoal (edges, corner, bays)</text:p>
            </text:list-item>
            <text:list-item>
              <text:p text:style-name="P9">- sea, reef </text:p>
            </text:list-item>
            <text:list-item>
              <text:p text:style-name="P9">- properties: facility, airport, harbor (buy units(generic list), show details)</text:p>
            </text:list-item>
          </text:list>
        </text:list-item>
        <text:list-item>
          <text:p text:style-name="P4">Teammanagement:</text:p>
          <text:list>
            <text:list-item>
              <text:p text:style-name="P7">- <text:span text:style-name="T8">team consists of: name, its units, owned properties, available units, enemy teams and a teamcolor</text:span></text:p>
            </text:list-item>
            <text:list-item>
              <text:p text:style-name="P7">- <text:span text:style-name="T14">generic teams</text:span></text:p>
            </text:list-item>
            <text:list-item>
              <text:p text:style-name="P7">- </text:p>
            </text:list-item>
          </text:list>
        </text:list-item>
        <text:list-item>
          <text:p text:style-name="P4">Commanders (general):</text:p>
          <text:list>
            <text:list-item>
              <text:p text:style-name="P4">- have stronger or weaker units</text:p>
            </text:list-item>
            <text:list-item>
              <text:p text:style-name="P4">- have weak („power“) and strong („ultimate“) ability</text:p>
            </text:list-item>
            <text:list-item>
              <text:p text:style-name="P4">- have a story...</text:p>
            </text:list-item>
            <text:list-item>
              <text:p text:style-name="P4">- gfx</text:p>
            </text:list-item>
            <text:list-item>
              <text:p text:style-name="P4"/>
            </text:list-item>
          </text:list>
        </text:list-item>
        <text:list-item>
          <text:p text:style-name="P4">Gamerules<text:span text:style-name="T14">: </text:span></text:p>
          <text:list>
            <text:list-item>
              <text:p text:style-name="P4">Stages of a turn:</text:p>
              <text:list>
                <text:list-item>
                  <text:p text:style-name="P4">- Supply by APC</text:p>
                </text:list-item>
                <text:list-item>
                  <text:p text:style-name="P4">- subtract fuel (flying units only: destroy units that go below 0)</text:p>
                </text:list-item>
                <text:list-item>
                  <text:p text:style-name="P4">- <text:span text:style-name="T8">gather money for owned properties</text:span></text:p>
                </text:list-item>
                <text:list-item>
                  <text:p text:style-name="P4">- heal units on properties &amp; subtract funds for healing</text:p>
                </text:list-item>
                <text:list-item>
                  <text:p text:style-name="P4">- increase ult-meter</text:p>
                </text:list-item>
              </text:list>
            </text:list-item>
            <text:list-item>
              <text:p text:style-name="P4"><text:s/>Winning conditions:</text:p>
              <text:list>
                <text:list-item>
                  <text:p text:style-name="P4">- <text:span text:style-name="T8">takeover the enemy HQ</text:span></text:p>
                </text:list-item>
                <text:list-item>
                  <text:p text:style-name="P4">- <text:span text:style-name="T8">kill all enemy units</text:span></text:p>
                </text:list-item>
                <text:list-item>
                  <text:p text:style-name="P4">- <text:span text:style-name="T8">set round limit, when reached, </text:span><text:span text:style-name="T14">count owned properties, who own more wins</text:span></text:p>
                </text:list-item>
                <text:list-item>
                  <text:p text:style-name="P4">- <text:span text:style-name="T8">set property amount, the first player, owning the given amount, wins</text:span></text:p>
                </text:list-item>
              </text:list>
            </text:list-item>
            <text:list-item>
              <text:p text:style-name="P7"><text:soft-page-break/><text:span text:style-name="T16">Ultmeter fills per damage taken and inflicted (see: damage calculation)</text:span></text:p>
            </text:list-item>
          </text:list>
        </text:list-item>
        <text:list-item>
          <text:p text:style-name="P4">Menus: </text:p>
          <text:list>
            <text:list-item>
              <text:p text:style-name="P4">Context menu for</text:p>
              <text:list>
                <text:list-item>
                  <text:p text:style-name="P4">- tile</text:p>
                  <text:list>
                    <text:list-item>
                      <text:p text:style-name="P4">- info</text:p>
                    </text:list-item>
                    <text:list-item>
                      <text:p text:style-name="P4">- end turn</text:p>
                    </text:list-item>
                    <text:list-item>
                      <text:p text:style-name="P4">- save game</text:p>
                    </text:list-item>
                  </text:list>
                </text:list-item>
                <text:list-item>
                  <text:p text:style-name="P4">- unit</text:p>
                  <text:list>
                    <text:list-item>
                      <text:p text:style-name="P4">- move to</text:p>
                    </text:list-item>
                    <text:list-item>
                      <text:p text:style-name="P4">- attack</text:p>
                    </text:list-item>
                    <text:list-item>
                      <text:p text:style-name="P4">- wait</text:p>
                    </text:list-item>
                    <text:list-item>
                      <text:p text:style-name="P4"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4">- status window of the active unit </text:p>
              <text:list>
                <text:list-item>
                  <text:p text:style-name="P4">- Logos: <text:span text:style-name="T8">health, ammo, fuel, cover, tile the unit stands on, thumbnail</text:span></text:p>
                </text:list-item>
                <text:list-item>
                  <text:p text:style-name="P4">- <text:span text:style-name="T8">background</text:span></text:p>
                </text:list-item>
              </text:list>
            </text:list-item>
            <text:list-item>
              <text:p text:style-name="P4">- main menu</text:p>
              <text:list>
                <text:list-item>
                  <text:p text:style-name="P4">- Singleplayer: </text:p>
                </text:list-item>
                <text:list-item>
                  <text:p text:style-name="P4">- Multiplayer:</text:p>
                  <text:list>
                    <text:list-item>
                      <text:p text:style-name="P4"/>
                    </text:list-item>
                  </text:list>
                </text:list-item>
                <text:list-item>
                  <text:p text:style-name="P4">- set up custom team (team name, team color)</text:p>
                </text:list-item>
              </text:list>
            </text:list-item>
            <text:list-item>
              <text:p text:style-name="P4">- buy menu</text:p>
              <text:list>
                <text:list-item>
                  <text:p text:style-name="P4">- <text:span text:style-name="T8">create unit on the property </text:span>(subtract funds)</text:p>
                </text:list-item>
                <text:list-item>
                  <text:p text:style-name="P4">- detail window(detailed unit thumb, Logo: move dist, vision, fuel, ammo, primary weapon, secondary weapon)</text:p>
                </text:list-item>
              </text:list>
            </text:list-item>
          </text:list>
        </text:list-item>
        <text:list-item>
          <text:p text:style-name="P4">Missions:</text:p>
          <text:list>
            <text:list-item>
              <text:p text:style-name="P4">- tutorial</text:p>
            </text:list-item>
            <text:list-item>
              <text:p text:style-name="P4">- some interesting battles</text:p>
            </text:list-item>
            <text:list-item>
              <text:p text:style-name="P4">- campaign? Ehem story...</text:p>
            </text:list-item>
          </text:list>
        </text:list-item>
        <text:list-item>
          <text:p text:style-name="P4">Graphics:</text:p>
          <text:list>
            <text:list-item>
              <text:p text:style-name="P4">- title graphix</text:p>
            </text:list-item>
          </text:list>
        </text:list-item>
        <text:list-item>
          <text:p text:style-name="P4">fighting screen:</text:p>
          <text:list>
            <text:list-item>
              <text:p text:style-name="P4">- graphics for the tiles</text:p>
            </text:list-item>
            <text:list-item>
              <text:p text:style-name="P4">- damage-meter</text:p>
            </text:list-item>
          </text:list>
        </text:list-item>
        <text:list-item>
          <text:p text:style-name="P4">Animations:</text:p>
          <text:list>
            <text:list-item>
              <text:p text:style-name="P4">- movement for units</text:p>
            </text:list-item>
            <text:list-item>
              <text:p text:style-name="P4">- fighting animations</text:p>
            </text:list-item>
            <text:list-item>
              <text:p text:style-name="P4">- characters</text:p>
            </text:list-item>
          </text:list>
        </text:list-item>
        <text:list-item>
          <text:p text:style-name="P4">Commanders (types):</text:p>
          <text:list>
            <text:list-item>
              <text:p text:style-name="P4">- Andy (average starter with strong self-healing power)</text:p>
            </text:list-item>
            <text:list-item>
              <text:p text:style-name="P4">- Max (Tanks!)</text:p>
            </text:list-item>
            <text:list-item>
              <text:p text:style-name="P4">- Grit (Artillery)</text:p>
            </text:list-item>
            <text:list-item>
              <text:p text:style-name="P4">- Kanbei (expensive, but strong units)</text:p>
            </text:list-item>
            <text:list-item>
              <text:p text:style-name="P4">- Sami (infantry specialist)</text:p>
            </text:list-item>
            <text:list-item>
              <text:p text:style-name="P4">- Colin (cheap units)</text:p>
            </text:list-item>
            <text:list-item>
              <text:p text:style-name="P4">- Eagle (air units)</text:p>
            </text:list-item>
            <text:list-item>
              <text:p text:style-name="P4">- Drake (naval units)</text:p>
            </text:list-item>
            <text:list-item>
              <text:p text:style-name="P4">- Redhead <text:span text:style-name="T13">from green earth? (tanks too, compare to </text:span>Max)</text:p>
            </text:list-item>
          </text:list>
        </text:list-item>
        <text:list-item>
          <text:p text:style-name="P5">REFACTOR!</text:p>
        </text:list-item>
        <text:list-item>
          <text:p text:style-name="P5">Input:</text:p>
          <text:list>
            <text:list-item>
              <text:p text:style-name="P5">Gamepad:</text:p>
              <text:list>
                <text:list-item>
                  <text:p text:style-name="P5">switch character portrait position, when the cursor gets near the edge of the screen (so it doesnt block sight)</text:p>
                </text:list-item>
                <text:list-item>
                  <text:p text:style-name="P5"><text:soft-page-break/>switch tile info position, when the cursor gets near the edge of the screen (so it doesnt block sight)</text:p>
                </text:list-item>
              </text:list>
            </text:list-item>
          </text:list>
        </text:list-item>
        <text:list-item>
          <text:p text:style-name="P5">Problems: </text:p>
          <text:list>
            <text:list-item>
              <text:p text:style-name="P5">- How to position infantry on mountains?</text:p>
            </text:list-item>
            <text:list-item>
              <text:p text:style-name="P5">- How to show the borders of a map?</text:p>
            </text:list-item>
          </text:list>
          <text:p text:style-name="P4"><text:line-break/></text:p>
        </text:list-item>
      </text:list>
      <text:p text:style-name="P2"/>
      <text:p text:style-name="P2"/>
      <text:p text:style-name="P2"/>
      <text:p text:style-name="P2"/>
      <text:list xml:id="list2554079346045263565" text:style-name="L2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writing-mode="page">
        <style:tab-stops/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8-07-14T17:56:41.20</dc:date>
    <meta:editing-duration>PT11H15M5S</meta:editing-duration>
    <meta:editing-cycles>21</meta:editing-cycles>
    <meta:generator>OpenOffice/4.0.1$Win32 OpenOffice.org_project/401m5$Build-9714</meta:generator>
    <meta:document-statistic meta:table-count="0" meta:image-count="0" meta:object-count="0" meta:page-count="4" meta:paragraph-count="154" meta:word-count="915" meta:character-count="5569"/>
  </office:meta>
</office:document-meta>
</file>